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3333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1cm" svg:height="5.101cm" svg:x="2cm" svg:y="5.6cm">
          <text:p text:style-name="P1">W = VSF/(R*C*VF3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9cm" svg:height="5.101cm" svg:x="8.7cm" svg:y="5.6cm">
          <text:p text:style-name="P1">W = VSF/(R*C*VF3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3cm" svg:height="2.3cm" svg:x="16.1cm" svg:y="7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3cm" svg:height="2.3cm" svg:x="7.3cm" svg:y="12.1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svg:x1="5.05cm" svg:y1="10.701cm" svg:x2="7.3cm" svg:y2="13.25cm" draw:start-shape="id1" draw:start-glue-point="2" draw:end-shape="id2" draw:end-glue-point="3" svg:d="M5050 10701v2549h2250">
          <text:p/>
        </draw:connector>
        <draw:connector draw:style-name="gr2" draw:text-style-name="P1" draw:layer="layout" svg:x1="8.1cm" svg:y1="8.15cm" svg:x2="8.7cm" svg:y2="8.15cm" draw:start-shape="id1" draw:start-glue-point="1" draw:end-shape="id3" draw:end-glue-point="3" svg:d="M8100 8150h600">
          <text:p/>
        </draw:connector>
        <draw:connector draw:style-name="gr2" draw:text-style-name="P1" draw:layer="layout" svg:x1="14.6cm" svg:y1="8.15cm" svg:x2="16.1cm" svg:y2="8.15cm" draw:start-shape="id3" draw:start-glue-point="1" draw:end-shape="id4" draw:end-glue-point="3" svg:d="M14600 8150h1500">
          <text:p/>
        </draw:connector>
        <draw:connector draw:style-name="gr2" draw:text-style-name="P1" draw:layer="layout" svg:x1="9.6cm" svg:y1="13.25cm" svg:x2="17.25cm" svg:y2="9.3cm" draw:start-shape="id2" draw:start-glue-point="1" draw:end-shape="id4" draw:end-glue-point="2" svg:d="M9600 13250h7650v-3950">
          <text:p/>
        </draw:connector>
        <draw:line draw:style-name="gr3" draw:text-style-name="P1" xml:id="id7" draw:id="id7" draw:layer="layout" svg:x1="3.1cm" svg:y1="14.001cm" svg:x2="4.9cm" svg:y2="14cm">
          <text:p/>
        </draw:line>
        <draw:custom-shape draw:style-name="gr1" draw:text-style-name="P1" xml:id="id5" draw:id="id5" draw:layer="layout" svg:width="5cm" svg:height="5cm" svg:x="21cm" svg:y="5.901cm">
          <text:p text:style-name="P1">?</text:p>
          <text:p text:style-name="P1">Warum fast </text:p>
          <text:p text:style-name="P1">Gleichspannung?</text:p>
          <text:p text:style-name="P1"/>
          <text:p text:style-name="P1">Wie berechnet sich </text:p>
          <text:p text:style-name="P1">diese Spannung?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4cm" svg:y1="8.15cm" svg:x2="21cm" svg:y2="8.401cm" draw:start-shape="id4" draw:start-glue-point="1" draw:end-shape="id5" draw:end-glue-point="3" svg:d="M18400 8150h1163v251h1437">
          <text:p/>
        </draw:connector>
        <draw:connector draw:style-name="gr2" draw:text-style-name="P1" draw:layer="layout" svg:x1="5.05cm" svg:y1="13.25cm" svg:x2="23.5cm" svg:y2="10.901cm" draw:start-shape="id6" draw:start-glue-point="0" draw:end-shape="id5" draw:end-glue-point="2" svg:d="M5050 13250v501h18450v-2850">
          <text:p/>
        </draw:connector>
        <draw:connector draw:style-name="gr2" draw:text-style-name="P1" draw:layer="layout" svg:x1="23.5cm" svg:y1="5.901cm" svg:x2="11.65cm" svg:y2="5.6cm" draw:start-shape="id5" draw:start-glue-point="0" draw:end-shape="id3" draw:end-glue-point="0" svg:d="M23500 5901v-803h-11850v502">
          <text:p/>
        </draw:connector>
        <draw:connector draw:style-name="gr2" draw:text-style-name="P1" draw:layer="layout" svg:x1="5.05cm" svg:y1="5.6cm" svg:x2="23.5cm" svg:y2="5.901cm" draw:start-shape="id1" draw:start-glue-point="0" draw:end-shape="id5" draw:end-glue-point="0" svg:d="M5050 5600v-502h18450v803">
          <text:p/>
        </draw:connector>
        <draw:line draw:style-name="gr3" draw:text-style-name="P1" draw:layer="layout" svg:x1="25.3cm" svg:y1="13.201cm" svg:x2="25.3cm" svg:y2="11.301cm">
          <text:p/>
        </draw:line>
        <draw:custom-shape draw:style-name="gr1" draw:text-style-name="P1" draw:layer="layout" svg:width="1.4cm" svg:height="1.4cm" svg:x="2cm" svg:y="13.3cm">
          <text:p text:style-name="P1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24.6cm" svg:y="13.501cm">
          <text:p text:style-name="P1">1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9cm" svg:y1="14cm" svg:x2="7.3cm" svg:y2="13.25cm" draw:start-shape="id7" draw:start-glue-point="1" draw:end-shape="id2" svg:d="M4900 14000h1200v-750h1200">
          <text:p/>
        </draw:connector>
        <draw:connector draw:style-name="gr4" draw:text-style-name="P1" draw:layer="layout" draw:line-skew="-1.398cm" svg:x1="17.25cm" svg:y1="7cm" svg:x2="5.05cm" svg:y2="5.6cm" draw:start-shape="id4" draw:start-glue-point="0" draw:end-shape="id1" draw:end-glue-point="0" svg:d="M17250 7000v-3300h-12200v1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an Sündermann</meta:initial-creator>
    <meta:creation-date>2020-05-10T18:40:03.34</meta:creation-date>
    <dc:date>2020-05-10T18:58:42.43</dc:date>
    <dc:creator>Julian Sündermann</dc:creator>
    <meta:editing-duration>PT3M28S</meta:editing-duration>
    <meta:editing-cycles>2</meta:editing-cycles>
    <meta:generator>OpenOffice/4.1.3$Win32 OpenOffice.org_project/413m1$Build-9783</meta:generator>
    <meta:document-statistic meta:object-count="19"/>
  </office:meta>
</office:document-meta>
</file>